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Bold" svg:font-family="'Arial Bold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lad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rainfile</text:p>
          </table:table-cell>
          <table:table-cell office:value-type="string" calcext:value-type="string">
            <text:p>dtw</text:p>
          </table:table-cell>
          <table:table-cell office:value-type="string" calcext:value-type="string">
            <text:p>dtw-ps</text:p>
          </table:table-cell>
          <table:table-cell office:value-type="string" calcext:value-type="string">
            <text:p>gvf</text:p>
          </table:table-cell>
        </table:table-row>
        <table:table-row table:style-name="ro1">
          <table:table-cell office:value-type="string" calcext:value-type="string">
            <text:p>dan</text:p>
          </table:table-cell>
          <table:table-cell office:value-type="float" office:value="0.48833812244898" calcext:value-type="float">
            <text:p>0.48833812244898</text:p>
          </table:table-cell>
          <table:table-cell office:value-type="float" office:value="0.458713306122449" calcext:value-type="float">
            <text:p>0.458713306122449</text:p>
          </table:table-cell>
          <table:table-cell office:value-type="float" office:value="0.533527702040816" calcext:value-type="float">
            <text:p>0.533527702040816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0.554300326530612" calcext:value-type="float">
            <text:p>0.554300326530612</text:p>
          </table:table-cell>
          <table:table-cell office:value-type="float" office:value="0.478359418367347" calcext:value-type="float">
            <text:p>0.478359418367347</text:p>
          </table:table-cell>
          <table:table-cell office:value-type="float" office:value="0.663629755102041" calcext:value-type="float">
            <text:p>0.663629755102041</text:p>
          </table:table-cell>
        </table:table-row>
        <table:table-row table:style-name="ro1">
          <table:table-cell office:value-type="string" calcext:value-type="string">
            <text:p>lien</text:p>
          </table:table-cell>
          <table:table-cell office:value-type="float" office:value="0.571064163265306" calcext:value-type="float">
            <text:p>0.571064163265306</text:p>
          </table:table-cell>
          <table:table-cell office:value-type="float" office:value="0.48504406122449" calcext:value-type="float">
            <text:p>0.48504406122449</text:p>
          </table:table-cell>
          <table:table-cell office:value-type="float" office:value="0.64795912244898" calcext:value-type="float">
            <text:p>0.64795912244898</text:p>
          </table:table-cell>
        </table:table-row>
        <table:table-row table:style-name="ro1">
          <table:table-cell office:value-type="string" calcext:value-type="string">
            <text:p>maki</text:p>
          </table:table-cell>
          <table:table-cell office:value-type="float" office:value="0.249635581632653" calcext:value-type="float">
            <text:p>0.249635581632653</text:p>
          </table:table-cell>
          <table:table-cell office:value-type="float" office:value="0.241536769387755" calcext:value-type="float">
            <text:p>0.241536769387755</text:p>
          </table:table-cell>
          <table:table-cell office:value-type="float" office:value="0.240160283673469" calcext:value-type="float">
            <text:p>0.240160283673469</text:p>
          </table:table-cell>
        </table:table-row>
        <table:table-row table:style-name="ro1">
          <table:table-cell office:value-type="string" calcext:value-type="string">
            <text:p>marc</text:p>
          </table:table-cell>
          <table:table-cell office:value-type="float" office:value="0.364431530612245" calcext:value-type="float">
            <text:p>0.364431530612245</text:p>
          </table:table-cell>
          <table:table-cell office:value-type="float" office:value="0.303214281632653" calcext:value-type="float">
            <text:p>0.303214281632653</text:p>
          </table:table-cell>
          <table:table-cell office:value-type="float" office:value="0.611151632653061" calcext:value-type="float">
            <text:p>0.611151632653061</text:p>
          </table:table-cell>
        </table:table-row>
        <table:table-row table:style-name="ro1">
          <table:table-cell office:value-type="string" calcext:value-type="string">
            <text:p>nico</text:p>
          </table:table-cell>
          <table:table-cell office:value-type="float" office:value="0.394314857142857" calcext:value-type="float">
            <text:p>0.394314857142857</text:p>
          </table:table-cell>
          <table:table-cell office:value-type="float" office:value="0.39609412244898" calcext:value-type="float">
            <text:p>0.39609412244898</text:p>
          </table:table-cell>
          <table:table-cell office:value-type="float" office:value="0.411807565306122" calcext:value-type="float">
            <text:p>0.411807565306122</text:p>
          </table:table-cell>
        </table:table-row>
        <table:table-row table:style-name="ro1">
          <table:table-cell office:value-type="string" calcext:value-type="string">
            <text:p>suza</text:p>
          </table:table-cell>
          <table:table-cell office:value-type="float" office:value="0.497084585714286" calcext:value-type="float">
            <text:p>0.497084585714286</text:p>
          </table:table-cell>
          <table:table-cell office:value-type="float" office:value="0.447875530612245" calcext:value-type="float">
            <text:p>0.447875530612245</text:p>
          </table:table-cell>
          <table:table-cell office:value-type="float" office:value="0.609329408163265" calcext:value-type="float">
            <text:p>0.60932940816326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number-rows-repeated="7">
          <table:table-cell table:number-columns-repeated="4"/>
        </table:table-row>
        <table:table-row table:style-name="ro1" table:number-rows-repeated="104854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 Bold" svg:font-family="'Arial Bold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">
      <number:number number:decimal-places="5" number:min-integer-digits="0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raaitabel_20_hoek" style:display-name="Draaitabel hoek" style:family="table-cell" style:parent-style-name="Default"/>
    <style:style style:name="Draaitabel_20_waarde" style:display-name="Draaitabel waarde" style:family="table-cell" style:parent-style-name="Default"/>
    <style:style style:name="Draaitabel_20_veld" style:display-name="Draaitabel veld" style:family="table-cell" style:parent-style-name="Default"/>
    <style:style style:name="Draaitabel_20_categorie" style:display-name="Draaitabel categorie" style:family="table-cell" style:parent-style-name="Default">
      <style:table-cell-properties style:text-align-source="fix" style:repeat-content="false"/>
      <style:paragraph-properties fo:text-align="start"/>
    </style:style>
    <style:style style:name="Draaitabel_20_titel" style:display-name="Draaitabel titel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raaitabel_20_resultaat" style:display-name="Draaitabel resultaa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00/00/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Sheet0" style:display-name="PageStyle_Sheet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9T16:41:19.899000000</meta:creation-date>
    <dc:date>2014-06-19T16:47:38.231000000</dc:date>
    <meta:editing-duration>P0D</meta:editing-duration>
    <meta:editing-cycles>1</meta:editing-cycles>
    <meta:document-statistic meta:table-count="1" meta:cell-count="32" meta:object-count="0"/>
    <meta:generator>LibreOffice/4.2.1.1$Windows_x86 LibreOffice_project/d7dbbd7842e6a58b0f521599204e827654e1fb8b</meta:generator>
  </office:meta>
</office:document-meta>
</file>